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text-properties style:font-name="Calibri" fo:font-size="11pt" fo:language="fr" fo:country="FR" style:font-size-asian="11pt"/>
    </style:style>
    <style:style style:name="P2" style:family="paragraph" style:parent-style-name="Standard">
      <style:paragraph-properties fo:margin-top="0cm" fo:margin-bottom="0.353cm" loext:contextual-spacing="false" fo:line-height="115%"/>
    </style:style>
    <style:style style:name="P3" style:family="paragraph" style:parent-style-name="Standard" style:master-page-name="Standard">
      <style:paragraph-properties fo:margin-top="0cm" fo:margin-bottom="0.353cm" loext:contextual-spacing="false" fo:line-height="115%" style:page-number="auto"/>
      <style:text-properties style:font-name="Calibri" fo:font-size="11pt" fo:language="fr" fo:country="FR" style:font-size-asian="11pt"/>
    </style:style>
    <style:style style:name="P4" style:family="paragraph" style:parent-style-name="Standard">
      <style:paragraph-properties fo:margin-top="0cm" fo:margin-bottom="0.353cm" loext:contextual-spacing="false" fo:line-height="115%"/>
      <style:text-properties style:font-name="Calibri" fo:font-size="11pt" fo:language="fr" fo:country="FR" style:font-size-asian="11pt"/>
    </style:style>
    <style:style style:name="P5" style:family="paragraph" style:parent-style-name="Standard">
      <style:paragraph-properties fo:margin-top="0cm" fo:margin-bottom="0.353cm" loext:contextual-spacing="false" fo:line-height="115%"/>
      <style:text-properties fo:color="#009933" style:font-name="Calibri" fo:font-size="11pt" fo:language="fr" fo:country="FR" officeooo:rsid="001825f3" officeooo:paragraph-rsid="001825f3" style:font-size-asian="11pt"/>
    </style:style>
    <style:style style:name="P6" style:family="paragraph" style:parent-style-name="Standard">
      <style:paragraph-properties fo:margin-top="0cm" fo:margin-bottom="0.353cm" loext:contextual-spacing="false" fo:line-height="115%"/>
      <style:text-properties fo:color="#cc0000" style:font-name="Calibri" fo:font-size="11pt" fo:language="fr" fo:country="FR" style:font-size-asian="11pt"/>
    </style:style>
    <style:style style:name="P7" style:family="paragraph" style:parent-style-name="Standard">
      <style:paragraph-properties fo:margin-top="0cm" fo:margin-bottom="0.353cm" loext:contextual-spacing="false" fo:line-height="115%"/>
      <style:text-properties fo:color="#cc0000" officeooo:rsid="001825f3" officeooo:paragraph-rsid="001825f3"/>
    </style:style>
    <style:style style:name="T1" style:family="text">
      <style:text-properties style:font-name="Calibri" fo:font-size="11pt" fo:language="fr" fo:country="FR" style:font-size-asian="11pt"/>
    </style:style>
    <style:style style:name="T2" style:family="text">
      <style:text-properties style:font-name="Calibri" fo:font-size="11pt" fo:language="fr" fo:country="FR" officeooo:rsid="001825f3" style:font-size-asian="11pt"/>
    </style:style>
    <style:style style:name="T3" style:family="text">
      <style:text-properties style:font-name="Calibri" fo:font-size="11pt" fo:language="fr" fo:country="FR" officeooo:rsid="001a4c1f" style:font-size-asian="11pt"/>
    </style:style>
    <style:style style:name="T4" style:family="text">
      <style:text-properties style:font-name="Calibri" fo:font-size="11pt" fo:language="el" fo:country="GR" style:font-size-asian="11pt"/>
    </style:style>
    <style:style style:name="T5" style:family="text">
      <style:text-properties fo:color="#cc0000" style:font-name="Calibri" fo:font-size="11pt" fo:language="fr" fo:country="FR" style:font-size-asian="11pt"/>
    </style:style>
    <style:style style:name="T6" style:family="text">
      <style:text-properties fo:color="#cc0000" style:font-name="Calibri" fo:font-size="11pt" fo:language="fr" fo:country="FR" officeooo:rsid="001825f3" style:font-size-asian="11pt"/>
    </style:style>
    <style:style style:name="T7" style:family="text">
      <style:text-properties fo:color="#00cc33" style:font-name="Calibri" fo:font-size="11pt" fo:language="fr" fo:country="FR" style:font-size-asian="11pt"/>
    </style:style>
    <style:style style:name="T8" style:family="text">
      <style:text-properties fo:color="#0066ff" style:font-name="Calibri" fo:font-size="11pt" fo:language="fr" fo:country="FR" style:font-size-asian="11pt"/>
    </style:style>
    <style:style style:name="T9" style:family="text">
      <style:text-properties fo:color="#0066ff" style:font-name="Calibri" fo:font-size="11pt" fo:language="fr" fo:country="FR" officeooo:rsid="001a4c1f" style:font-size-asian="11pt"/>
    </style:style>
    <style:style style:name="T10" style:family="text">
      <style:text-properties fo:color="#009933" style:font-name="Calibri" fo:font-size="11pt" fo:language="fr" fo:country="FR"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pour l'instant fonctionnalité de bases du jeu, à rajouter et modifier petit a petit</text:p>
      <text:p text:style-name="P7"><text:span text:style-name="T1">urgent </text:span><text:span text:style-name="T10">fait</text:span><text:span text:style-name="T7"> </text:span><text:span text:style-name="T8">commencé</text:span></text:p>
      <text:p text:style-name="P7"><text:span text:style-name="T1">- </text:span><text:span text:style-name="T3">faire que quand on clique sur un bouton ça ne clique pas sur la map.</text:span></text:p>
      <text:p text:style-name="P1">map </text:p>
      <text:p text:style-name="P2"><text:span text:style-name="T5">- </text:span><text:span text:style-name="T6">ne faire dessiner au progamme que la partie de la map visible à l'écran</text:span><text:span text:style-name="T2"> ;</text:span></text:p>
      <text:p text:style-name="P5">- system de tiles carrés ou à losanges? </text:p>
      <text:p text:style-name="P1">-système de regions climatiques procedurales, qui ajuste la profusion des ressoruces et leur type. </text:p>
      <text:p text:style-name="P6">-refaire la procedure de creation du terrain avec un algorythme de type perlin ou autre.</text:p>
      <text:p text:style-name="P1">- idées de cases : - par rapport a la hauteur : collines , montagnes (sur plusieurs cases?) , plaines, les trois niveau d'eau : surface, un peu profond, très profond. (distinction lac/mer/ ocean ?) , climat : enneigés , desertique, toundra, abondant, foret, carrieres/mines, rivages.</text:p>
      <text:p text:style-name="P1"/>
      <text:p text:style-name="P1">choix</text:p>
      <text:p text:style-name="P1">-fenetre de presentation des choix qui arrive lors d'evenements ou aleatoires, creer des events de type maladies ou de types climtiques? (pour les details)</text:p>
      <text:p text:style-name="P1">- les choix de production par rapport a nos choix, </text:p>
      <text:p text:style-name="P1">- des fenetres de dialogues pour les choix, (le chef ouvrier pour les choix de production...)</text:p>
      <text:p text:style-name="P1"/>
      <text:p text:style-name="P1">les personnages</text:p>
      <text:p text:style-name="P2"><text:span text:style-name="T8">-generation des sprites des personnages a partir d'une bibliothèques de textures</text:span><text:span text:style-name="T1">, et d'un fichier des precedents resultats des choix du joueur</text:span></text:p>
      <text:p text:style-name="P1"><text:s/>- citoyens qui choisissent une tache. -&gt; Adapter le système de déplacement du personnages principal pour les autres personnages (voie l'amélioratino pour eviter les obstacles, (impl"menter A Star par exemple)).</text:p>
      <text:p text:style-name="P1">-gerer les citoyens par classes, <text:s/>qui pourront etre modifies selon les choix( ex cités "spartiates" on se retouvre avec que des guerriers et des esclaves (c'est juste changer le nom en gardant les classes de bases (on peut en enlever) guerriers, <text:s/>recolteurs/artisans , pretres/lettrès, <text:soft-page-break/>dirigeants/oligarchie? (peut etre plus tard) </text:p>
      <text:p text:style-name="P1"/>
      <text:p text:style-name="P1">ressources (cases):-&gt; se trouve sur les cases naturelles;</text:p>
      <text:p text:style-name="P1">-générés de maniere procedurales, selon un bibliothèque de texture.</text:p>
      <text:p text:style-name="P1">-statistiques : déjà deux types, renoiuvelables (eau douce): statistiques' débit', ou non renouvelable : statistique 'montant '(à 0 elle disparait), </text:p>
      <text:p text:style-name="P2"><text:span text:style-name="T1">-types : pierres, bois, eau, roseau(papyrus exemple), animaux(viande, peau , cuir, os?), ressources rares (ruches,), fleurs (pigments pour les vetements, médecine/poison </text:span><text:span text:style-name="T4">φαρμακος</text:span><text:span text:style-name="T1"> ^^ ), <text:s/>cereales (vetements, nourriture( domesticquables pour agriculture).</text:span></text:p>
      <text:p text:style-name="P1"/>
      <text:p text:style-name="P1">ressources(du joueur)-&gt; se depense pour les actions.</text:p>
      <text:p text:style-name="P1">or, pierre, pierres precieuses, nourriture, fer, sable.</text:p>
      <text:p text:style-name="P1"/>
      <text:p text:style-name="P1">batiments</text:p>
      <text:p text:style-name="P1">-IMPORTANT; pouvoir construire sur plusieurs cases un seul batiments (et creer un systeme de selectoin de plusieurs cases)</text:p>
      <text:p text:style-name="P1">j'ai pas encore reflechi aux systemes pour les batiments en eux memes, je vais faire des aertworks avant pour mieux y penser.</text:p>
      <text:p text:style-name="P1"/>
      <text:p text:style-name="P1">ai/villes rivales/ amies: à devellopper plus tar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27T20:20:27.615000000</dc:date>
    <dc:creator>Relle-Bodilis Martin</dc:creator>
    <meta:editing-duration>PT6M37S</meta:editing-duration>
    <meta:editing-cycles>2</meta:editing-cycles>
    <meta:generator>LibreOffice/4.3.4.1$Windows_x86 LibreOffice_project/bc356b2f991740509f321d70e4512a6a54c5f243</meta:generator>
    <meta:document-statistic meta:table-count="0" meta:image-count="0" meta:object-count="0" meta:page-count="2" meta:paragraph-count="27" meta:word-count="416" meta:character-count="2707" meta:non-whitespace-character-count="2308"/>
  </office:meta>
</office:document-meta>
</file>